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iberation Sans1" svg:font-family="'Liberation Sans'" style:font-pitch="variable"/>
    <style:font-face style:name="Source Code Pro for Powerline" svg:font-family="'Source Code Pr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2" svg:font-family="'Arial Unicode MS'" style:font-family-generic="swiss" style:font-pitch="variable"/>
    <style:font-face style:name="Hiragino Kaku Gothic ProN" svg:font-family="'Hiragino Kaku Gothic ProN'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4" style:family="graphic" style:parent-style-name="objectwithoutfill">
      <style:graphic-properties draw:stroke="solid" svg:stroke-width="0.2cm" svg:stroke-color="#3465a4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stroke="solid" svg:stroke-width="0.2cm" svg:stroke-color="#ffffff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draw:stroke="solid" svg:stroke-width="0.2cm" svg:stroke-color="#dddddd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3.365cm" fo:min-width="8.269cm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.171cm" fo:min-width="8.812cm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.171cm" fo:min-width="5.561cm"/>
    </style:style>
    <style:style style:name="gr11" style:family="graphic" style:parent-style-name="standard">
      <style:graphic-properties svg:stroke-color="#ffffff" draw:fill="solid" draw:fill-color="#ccff99" draw:fill-image-width="0cm" draw:fill-image-height="0cm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font-name="Source Code Pro for Powerline" fo:font-size="20pt" style:font-name-asian="Source Code Pro for Powerline" style:font-size-asian="20pt" style:font-size-complex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Source Code Pro for Powerline"/>
    </style:style>
    <style:style style:name="T1" style:family="text">
      <style:text-properties style:font-name="Hiragino Kaku Gothic ProN" fo:font-size="20pt" style:font-name-asian="Hiragino Kaku Gothic ProN" style:font-size-asian="20pt" style:font-size-complex="20pt"/>
    </style:style>
    <style:style style:name="T2" style:family="text">
      <style:text-properties style:font-name="Source Code Pro for Powerline" fo:font-size="20pt" style:font-name-asian="Source Code Pro for Powerline" style:font-size-asian="20pt" style:font-size-complex="20pt"/>
    </style:style>
    <style:style style:name="T3" style:family="text">
      <style:text-properties style:font-name="Source Code Pro for Powerli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2.2cm" svg:height="11.672cm" svg:x="7.8cm" svg:y="4.8cm">
          <text:p/>
          <draw:enhanced-geometry svg:viewBox="0 0 21600 21600" draw:glue-points="10800 0 3163 3163 0 10800 3163 18437 10800 21600 18437 18437 21600 10800 18437 3163" draw:text-areas="3163 3163 18437 18437" draw:type="ring" draw:modifiers="5316.3511187607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" draw:text-style-name="P1" draw:layer="layout" svg:x1="20cm" svg:y1="10.636cm" svg:x2="20cm" svg:y2="10.636cm" draw:start-shape="id1" draw:end-shape="id1" svg:d="M20000 10636z" svg:viewBox="0 0 1 1">
          <text:p/>
        </draw:connector>
        <draw:custom-shape draw:style-name="gr3" draw:text-style-name="P1" draw:layer="layout" svg:width="2cm" svg:height="2cm" draw:transform="rotate (2.35636902311754) translate (13.854cm 7.65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draw:transform="rotate (1.5709708597201) translate (8.886cm 13.61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draw:transform="rotate (1.5709708597201) translate (16.986cm 13.614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cm" svg:y1="12.8cm" svg:x2="6cm" svg:y2="14.8cm">
          <text:p/>
        </draw:line>
        <draw:line draw:style-name="gr4" draw:text-style-name="P1" draw:layer="layout" svg:x1="8.8cm" svg:y1="11.5cm" svg:x2="8.8cm" svg:y2="13.9cm">
          <text:p/>
        </draw:line>
        <draw:line draw:style-name="gr4" draw:text-style-name="P1" draw:layer="layout" svg:x1="16.9cm" svg:y1="11.3cm" svg:x2="16.9cm" svg:y2="13.7cm">
          <text:p/>
        </draw:line>
        <draw:line draw:style-name="gr4" draw:text-style-name="P1" draw:layer="layout" svg:x1="8.786cm" svg:y1="11.6cm" svg:x2="11.186cm" svg:y2="11.6cm">
          <text:p/>
        </draw:line>
        <draw:line draw:style-name="gr4" draw:text-style-name="P1" draw:layer="layout" svg:x1="16.986cm" svg:y1="13.614cm" svg:x2="19.386cm" svg:y2="13.614cm">
          <text:p/>
        </draw:line>
        <draw:line draw:style-name="gr4" draw:text-style-name="P1" draw:layer="layout" svg:x1="13.712cm" svg:y1="7.897cm" svg:x2="15.409cm" svg:y2="6.2cm">
          <text:p/>
        </draw:line>
        <draw:line draw:style-name="gr4" draw:text-style-name="P1" draw:layer="layout" svg:x1="13.712cm" svg:y1="4.644cm" svg:x2="15.409cm" svg:y2="6.341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xml:id="id2" draw:id="id2" draw:layer="layout" svg:width="12.2cm" svg:height="11.672cm" svg:x="7.8cm" svg:y="4.8cm">
          <text:p/>
          <draw:enhanced-geometry svg:viewBox="0 0 21600 21600" draw:glue-points="10800 0 3163 3163 0 10800 3163 18437 10800 21600 18437 18437 21600 10800 18437 3163" draw:text-areas="3163 3163 18437 18437" draw:type="ring" draw:modifiers="5316.3511187607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" draw:text-style-name="P1" draw:layer="layout" svg:x1="20cm" svg:y1="10.636cm" svg:x2="20cm" svg:y2="10.636cm" draw:start-shape="id2" draw:end-shape="id2" svg:d="M20000 10636z" svg:viewBox="0 0 1 1">
          <text:p/>
        </draw:connector>
        <draw:line draw:style-name="gr6" draw:text-style-name="P1" draw:layer="layout" svg:x1="8.8cm" svg:y1="11.5cm" svg:x2="8.8cm" svg:y2="13.9cm">
          <text:p/>
        </draw:line>
        <draw:line draw:style-name="gr6" draw:text-style-name="P1" draw:layer="layout" svg:x1="16.9cm" svg:y1="11.3cm" svg:x2="16.9cm" svg:y2="13.7cm">
          <text:p/>
        </draw:line>
        <draw:line draw:style-name="gr6" draw:text-style-name="P1" draw:layer="layout" svg:x1="8.786cm" svg:y1="11.6cm" svg:x2="11.186cm" svg:y2="11.6cm">
          <text:p/>
        </draw:line>
        <draw:line draw:style-name="gr6" draw:text-style-name="P1" draw:layer="layout" svg:x1="16.986cm" svg:y1="13.614cm" svg:x2="19.386cm" svg:y2="13.614cm">
          <text:p/>
        </draw:line>
        <draw:line draw:style-name="gr6" draw:text-style-name="P1" draw:layer="layout" svg:x1="13.712cm" svg:y1="7.897cm" svg:x2="15.409cm" svg:y2="6.2cm">
          <text:p/>
        </draw:line>
        <draw:line draw:style-name="gr6" draw:text-style-name="P1" draw:layer="layout" svg:x1="13.712cm" svg:y1="4.644cm" svg:x2="15.409cm" svg:y2="6.341cm">
          <text:p/>
        </draw:lin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" draw:text-style-name="P1" xml:id="id3" draw:id="id3" draw:layer="layout" svg:width="15.633cm" svg:height="14.956cm" svg:x="6.4cm" svg:y="1.444cm">
          <text:p/>
          <draw:enhanced-geometry svg:viewBox="0 0 21600 21600" draw:glue-points="10800 0 3163 3163 0 10800 3163 18437 10800 21600 18437 18437 21600 10800 18437 3163" draw:text-areas="3163 3163 18437 18437" draw:type="ring" draw:modifiers="5316.3511187607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" draw:text-style-name="P1" draw:layer="layout" svg:x1="22.033cm" svg:y1="8.922cm" svg:x2="22.033cm" svg:y2="8.922cm" draw:start-shape="id3" draw:end-shape="id3" svg:d="M22033 8922z" svg:viewBox="0 0 1 1">
          <text:p/>
        </draw:connector>
        <draw:line draw:style-name="gr7" draw:text-style-name="P1" draw:layer="layout" svg:x1="7.681cm" svg:y1="10.129cm" svg:x2="7.681cm" svg:y2="13.204cm">
          <text:p/>
        </draw:line>
        <draw:line draw:style-name="gr7" draw:text-style-name="P1" draw:layer="layout" svg:x1="18.06cm" svg:y1="9.773cm" svg:x2="18.06cm" svg:y2="12.848cm">
          <text:p/>
        </draw:line>
        <draw:line draw:style-name="gr7" draw:text-style-name="P1" draw:layer="layout" svg:x1="7.563cm" svg:y1="10.157cm" svg:x2="10.638cm" svg:y2="10.157cm">
          <text:p/>
        </draw:line>
        <draw:line draw:style-name="gr7" draw:text-style-name="P1" draw:layer="layout" svg:x1="18.071cm" svg:y1="12.738cm" svg:x2="21.146cm" svg:y2="12.738cm">
          <text:p/>
        </draw:line>
        <draw:line draw:style-name="gr7" draw:text-style-name="P1" draw:layer="layout" svg:x1="13.976cm" svg:y1="5.413cm" svg:x2="16.151cm" svg:y2="3.238cm">
          <text:p/>
        </draw:line>
        <draw:line draw:style-name="gr7" draw:text-style-name="P1" draw:layer="layout" svg:x1="13.976cm" svg:y1="1.245cm" svg:x2="16.151cm" svg:y2="3.42cm">
          <text:p/>
        </draw:line>
        <draw:frame draw:style-name="gr8" draw:text-style-name="P3" draw:layer="layout" svg:width="8.769cm" svg:height="3.615cm" draw:transform="rotate (-0.785398163397448) translate (17.632cm 3.243cm)">
          <draw:text-box>
            <text:p><text:span text:style-name="T1">レシピを作る</text:span></text:p>
            <text:p><text:span text:style-name="T2">Chef(cookbook/</text:span></text:p>
            <text:p><text:span text:style-name="T2"><text:s text:c="8"/></text:span><text:span text:style-name="T2">recipe)</text:span></text:p>
          </draw:text-box>
        </draw:frame>
        <draw:frame draw:style-name="gr9" draw:text-style-name="P3" draw:layer="layout" svg:width="9.312cm" svg:height="2.421cm" svg:x="9.888cm" svg:y="12.979cm">
          <draw:text-box>
            <text:p><text:span text:style-name="T1">調理する</text:span></text:p>
            <text:p><text:span text:style-name="T2">Vagrant provision</text:span></text:p>
          </draw:text-box>
        </draw:frame>
        <draw:frame draw:style-name="gr10" draw:text-style-name="P3" draw:layer="layout" svg:width="6.061cm" svg:height="2.421cm" draw:transform="rotate (0.785398163397448) translate (7.202cm 6.888cm)">
          <draw:text-box>
            <text:p><text:span text:style-name="T1">味見をする</text:span></text:p>
            <text:p><text:span text:style-name="T2">Serverspec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1" xml:id="id4" draw:id="id4" draw:layer="layout" svg:width="15.633cm" svg:height="14.956cm" svg:x="6.4cm" svg:y="1.444cm">
          <text:p/>
          <draw:enhanced-geometry svg:viewBox="0 0 21600 21600" draw:glue-points="10800 0 3163 3163 0 10800 3163 18437 10800 21600 18437 18437 21600 10800 18437 3163" draw:text-areas="3163 3163 18437 18437" draw:type="ring" draw:modifiers="5316.3511187607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" draw:text-style-name="P1" draw:layer="layout" svg:x1="22.033cm" svg:y1="8.922cm" svg:x2="22.033cm" svg:y2="8.922cm" draw:start-shape="id4" draw:end-shape="id4" svg:d="M22033 8922z" svg:viewBox="0 0 1 1">
          <text:p/>
        </draw:connector>
        <draw:line draw:style-name="gr7" draw:text-style-name="P1" draw:layer="layout" svg:x1="7.681cm" svg:y1="10.129cm" svg:x2="7.681cm" svg:y2="13.204cm">
          <text:p/>
        </draw:line>
        <draw:line draw:style-name="gr7" draw:text-style-name="P1" draw:layer="layout" svg:x1="18.06cm" svg:y1="9.773cm" svg:x2="18.06cm" svg:y2="12.848cm">
          <text:p/>
        </draw:line>
        <draw:line draw:style-name="gr7" draw:text-style-name="P1" draw:layer="layout" svg:x1="7.563cm" svg:y1="10.157cm" svg:x2="10.638cm" svg:y2="10.157cm">
          <text:p/>
        </draw:line>
        <draw:line draw:style-name="gr7" draw:text-style-name="P1" draw:layer="layout" svg:x1="18.071cm" svg:y1="12.738cm" svg:x2="21.146cm" svg:y2="12.738cm">
          <text:p/>
        </draw:line>
        <draw:line draw:style-name="gr7" draw:text-style-name="P1" draw:layer="layout" svg:x1="13.976cm" svg:y1="5.413cm" svg:x2="16.151cm" svg:y2="3.238cm">
          <text:p/>
        </draw:line>
        <draw:line draw:style-name="gr7" draw:text-style-name="P1" draw:layer="layout" svg:x1="13.976cm" svg:y1="1.245cm" svg:x2="16.151cm" svg:y2="3.42cm">
          <text:p/>
        </draw:line>
        <draw:frame draw:style-name="gr8" draw:text-style-name="P3" draw:layer="layout" svg:width="8.769cm" svg:height="3.615cm" draw:transform="rotate (-0.785398163397448) translate (17.632cm 3.243cm)">
          <draw:text-box>
            <text:p><text:span text:style-name="T1">レシピを作る</text:span></text:p>
            <text:p><text:span text:style-name="T2">Chef(cookbook/</text:span></text:p>
            <text:p><text:span text:style-name="T2"><text:s text:c="8"/></text:span><text:span text:style-name="T2">recipe)</text:span></text:p>
          </draw:text-box>
        </draw:frame>
        <draw:frame draw:style-name="gr9" draw:text-style-name="P3" draw:layer="layout" svg:width="9.312cm" svg:height="2.421cm" svg:x="9.888cm" svg:y="12.979cm">
          <draw:text-box>
            <text:p><text:span text:style-name="T1">調理する</text:span></text:p>
            <text:p><text:span text:style-name="T2">Vagrant provision</text:span></text:p>
          </draw:text-box>
        </draw:frame>
        <draw:frame draw:style-name="gr10" draw:text-style-name="P3" draw:layer="layout" svg:width="6.061cm" svg:height="2.421cm" draw:transform="rotate (0.785398163397448) translate (7.202cm 6.888cm)">
          <draw:text-box>
            <text:p><text:span text:style-name="T1">味見をする</text:span></text:p>
            <text:p><text:span text:style-name="T2">Serverspec</text:span></text:p>
          </draw:text-box>
        </draw:frame>
        <draw:custom-shape draw:style-name="gr11" draw:text-style-name="P5" draw:layer="layout" svg:width="4.998cm" svg:height="3.601cm" draw:transform="rotate (0.000523598775598299) translate (2.602cm 2.606cm)">
          <text:p text:style-name="P4"><text:span text:style-name="T3">spec/</text:span></text:p>
          <text:p text:style-name="P4"><text:span text:style-name="T3">xx_spec.r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5" draw:layer="layout" svg:width="4.998cm" svg:height="3.601cm" draw:transform="rotate (0.000523598775598299) translate (21.202cm 3.6cm)">
          <text:p text:style-name="P4"><text:span text:style-name="T3">cookbooks/</text:span></text:p>
          <text:p text:style-name="P4"><text:span text:style-name="T3">recipes/</text:span></text:p>
          <text:p text:style-name="P4"><text:span text:style-name="T3">xx.r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5" draw:layer="layout" svg:width="4.998cm" svg:height="3.601cm" draw:transform="rotate (0.000523598775598299) translate (16.007cm 15.441cm)">
          <text:p text:style-name="P4"><text:span text:style-name="T3">Vagrant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pitch="variable"/>
    <style:font-face style:name="Liberation Sans1" svg:font-family="'Liberation Sans'" style:font-pitch="variable"/>
    <style:font-face style:name="Source Code Pro for Powerline" svg:font-family="'Source Code Pr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2" svg:font-family="'Arial Unicode MS'" style:font-family-generic="swiss" style:font-pitch="variable"/>
    <style:font-face style:name="Hiragino Kaku Gothic ProN" svg:font-family="'Hiragino Kaku Gothic ProN'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6T10:44:35.952397000</meta:creation-date>
    <dc:date>2014-05-06T20:35:35.381941000</dc:date>
    <meta:editing-duration>PT44M56S</meta:editing-duration>
    <meta:editing-cycles>8</meta:editing-cycles>
    <meta:generator>LibreOffice/4.2.3.3$MacOSX_X86_64 LibreOffice_project/882f8a0a489bc99a9e60c7905a60226254cb6ff0</meta:generator>
    <meta:document-statistic meta:object-count="74"/>
  </office:meta>
</office:document-meta>
</file>